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90000014C328FC2397A16F1CD.png" manifest:media-type="image/png"/>
  <manifest:file-entry manifest:full-path="Pictures/10000001000001D50000017AABEA31CB01BB51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2a6099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628cm" svg:height="6.148cm" svg:x="0.572cm" svg:y="2.521cm">
          <draw:image xlink:href="Pictures/10000001000001D50000017AABEA31CB01BB51D8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5.5cm" svg:height="6.498cm" svg:x="14.127cm" svg:y="2.346cm">
          <draw:image xlink:href="Pictures/10000001000001190000014C328FC2397A16F1CD.png" xlink:type="simple" xlink:show="embed" xlink:actuate="onLoad" draw:mime-type="image/png">
            <text:p/>
          </draw:image>
        </draw:frame>
        <draw:connector draw:style-name="gr2" draw:text-style-name="P2" draw:layer="layout" draw:type="curve" draw:line-skew="-1.125cm" svg:x1="4.386cm" svg:y1="2.521cm" svg:x2="16.877cm" svg:y2="2.346cm" draw:start-shape="id1" draw:start-glue-point="0" draw:end-shape="id2" draw:end-glue-point="0" svg:d="M4386 2521c0-2700 12491-2612 12491-175" svg:viewBox="0 0 12492 2015">
          <text:p/>
        </draw:connector>
        <draw:connector draw:style-name="gr3" draw:text-style-name="P2" draw:layer="layout" draw:type="curve" draw:line-skew="1.065cm" svg:x1="16.877cm" svg:y1="8.844cm" svg:x2="4.386cm" svg:y2="8.669cm" draw:start-shape="id2" draw:start-glue-point="2" draw:end-shape="id1" svg:d="M16877 8844c0 2347-12491 2435-12491-175" svg:viewBox="0 0 12492 1948">
          <text:p/>
        </draw:connector>
        <draw:frame draw:style-name="gr4" draw:text-style-name="P4" draw:layer="layout" svg:width="5cm" svg:height="0.962cm" svg:x="8.55cm" svg:y="0.884cm">
          <draw:text-box>
            <text:p text:style-name="P3"><text:span text:style-name="T1">HTTP Request</text:span></text:p>
          </draw:text-box>
        </draw:frame>
        <draw:frame draw:style-name="gr5" draw:text-style-name="P4" draw:layer="layout" svg:width="5.5cm" svg:height="1cm" svg:x="8.3cm" svg:y="9.346cm">
          <draw:text-box>
            <text:p text:style-name="P3"><text:span text:style-name="T1">HTTP Response</text:span></text:p>
          </draw:text-box>
        </draw:frame>
        <draw:frame draw:style-name="gr6" draw:text-style-name="P4" draw:layer="layout" svg:width="2.5cm" svg:height="0.962cm" svg:x="-0.05cm" svg:y="5.114cm">
          <draw:text-box>
            <text:p text:style-name="P3"><text:span text:style-name="T1">Client</text:span></text:p>
          </draw:text-box>
        </draw:frame>
        <draw:frame draw:style-name="gr6" draw:text-style-name="P4" draw:layer="layout" svg:width="2.5cm" svg:height="0.962cm" svg:x="19.45cm" svg:y="5.114cm">
          <draw:text-box>
            <text:p text:style-name="P3"><text:span text:style-name="T1">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5T19:25:48.955316159</meta:creation-date>
    <dc:date>2024-02-25T19:37:59.615302059</dc:date>
    <meta:editing-duration>PT1M39S</meta:editing-duration>
    <meta:editing-cycles>1</meta:editing-cycles>
    <meta:document-statistic meta:object-count="8"/>
    <meta:generator>LibreOffice/7.3.7.2$Linux_X86_64 LibreOffice_project/30$Build-2</meta:generator>
  </office:meta>
</office:document-meta>
</file>